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cartado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ltan datos</text:p>
          </table:table-cell>
          <table:table-cell table:number-columns-repeated="2"/>
          <table:table-cell office:value-type="string" calcext:value-type="string">
            <text:p>faltan datos</text:p>
          </table:table-cell>
          <table:table-cell table:formula="of:=COUNTIF([.B2:.B30];&quot;faltan datos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altan datos</text:p>
          </table:table-cell>
          <table:table-cell table:number-columns-repeated="2"/>
          <table:table-cell office:value-type="string" calcext:value-type="string">
            <text:p>no completo tarea</text:p>
          </table:table-cell>
          <table:table-cell table:formula="of:=COUNTIF([.B2:.B30];&quot;no completo tarea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 completo tarea</text:p>
          </table:table-cell>
          <table:table-cell table:number-columns-repeated="2"/>
          <table:table-cell office:value-type="string" calcext:value-type="string">
            <text:p>problemas técnicos</text:p>
          </table:table-cell>
          <table:table-cell table:formula="of:=COUNTIF([.B2:.B30];[.E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 completo tarea</text:p>
          </table:table-cell>
          <table:table-cell table:number-columns-repeated="2"/>
          <table:table-cell office:value-type="string" calcext:value-type="string">
            <text:p>comportamiento</text:p>
          </table:table-cell>
          <table:table-cell table:formula="of:=COUNTIF([.B2:.B30];[.E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blemas técnicos</text:p>
          </table:table-cell>
          <table:table-cell table:number-columns-repeated="2"/>
          <table:table-cell office:value-type="string" calcext:value-type="string">
            <text:p>SM</text:p>
          </table:table-cell>
          <table:table-cell table:formula="of:=COUNTIF([.B2:.B30];[.E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oblemas técnicos</text:p>
          </table:table-cell>
          <table:table-cell table:number-columns-repeated="2"/>
          <table:table-cell office:value-type="string" calcext:value-type="string">
            <text:p>lesiones</text:p>
          </table:table-cell>
          <table:table-cell table:formula="of:=COUNTIF([.B2:.B30];[.E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altan datos</text:p>
          </table:table-cell>
          <table:table-cell table:number-columns-repeated="2"/>
          <table:table-cell office:value-type="string" calcext:value-type="string">
            <text:p>cover story</text:p>
          </table:table-cell>
          <table:table-cell table:formula="of:=COUNTIF([.B2:.B30];[.E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oblemas técnicos</text:p>
          </table:table-cell>
          <table:table-cell table:number-columns-repeated="2"/>
          <table:table-cell office:value-type="string" calcext:value-type="string">
            <text:p>movimientos</text:p>
          </table:table-cell>
          <table:table-cell table:formula="of:=COUNTIF([.B2:.B30];[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mportamiento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blemas técnicos</text:p>
          </table:table-cell>
          <table:table-cell table:number-columns-repeated="3"/>
          <table:table-cell table:formula="of:=SUM([.F2:.F9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M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roblemas técnicos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roblemas técnicos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M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roblemas técnicos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altan datos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roblemas técnicos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o completo tarea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 completo tarea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altan datos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o completo tarea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mportamiento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esiones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over story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lesiones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over story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altan datos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ovimientos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S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formula="of:=COUNT([.A2:.A30])" office:value-type="float" office:value="29" calcext:value-type="float">
            <text:p>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6:19:59.615323421</meta:creation-date>
    <dc:date>2025-08-19T16:57:51.595786037</dc:date>
    <meta:editing-duration>PT2M31S</meta:editing-duration>
    <meta:editing-cycles>1</meta:editing-cycles>
    <meta:document-statistic meta:table-count="1" meta:cell-count="77" meta:object-count="0"/>
    <meta:generator>LibreOffice/7.3.7.2$Linux_X86_64 LibreOffice_project/30$Build-2</meta:generator>
  </office:meta>
</office:document-meta>
</file>